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style:style>
    <style:style style:name="gr2" style:family="graphic" style:parent-style-name="objectwithoutfill">
      <style:graphic-properties draw:marker-end="Arrow" draw:marker-end-width="0.204cm" draw:fill="none" draw:textarea-horizontal-align="center"/>
    </style:style>
    <style:style style:name="gr3" style:family="graphic" style:parent-style-name="standard">
      <style:graphic-properties draw:stroke="none" svg:stroke-color="#000000" draw:fill="none" draw:fill-color="#ffffff" draw:textarea-horizontal-align="center" draw:auto-grow-height="true" draw:auto-grow-width="true" fo:min-height="0.85cm" fo:min-width="1.698cm"/>
    </style:style>
    <style:style style:name="gr4" style:family="graphic" style:parent-style-name="objectwithoutfill">
      <style:graphic-properties svg:stroke-width="0.025cm" draw:marker-start-width="0.337cm" draw:marker-end-width="0.337cm" draw:fill="none" draw:textarea-horizontal-align="center" fo:padding-top="0.088cm" fo:padding-bottom="0.088cm" fo:padding-left="0.114cm" fo:padding-right="0.114cm"/>
    </style:style>
    <style:style style:name="gr5" style:family="graphic" style:parent-style-name="standard">
      <style:graphic-properties draw:stroke="none" svg:stroke-color="#000000" draw:fill="none" draw:fill-color="#ffffff" draw:textarea-horizontal-align="center" draw:auto-grow-height="true" draw:auto-grow-width="true" fo:min-height="0.395cm" fo:min-width="1.289cm" fo:padding-top="0.025cm" fo:padding-bottom="0.025cm" fo:padding-left="0.051cm" fo:padding-right="0.051cm"/>
    </style:style>
    <style:style style:name="gr6" style:family="graphic" style:parent-style-name="standard">
      <style:graphic-properties draw:stroke="none" svg:stroke-color="#000000" draw:fill="none" draw:fill-color="#ffffff" draw:textarea-horizontal-align="center" draw:auto-grow-height="true" draw:auto-grow-width="true" fo:min-height="0.395cm" fo:min-width="1.306cm" fo:padding-top="0.025cm" fo:padding-bottom="0.025cm" fo:padding-left="0.051cm" fo:padding-right="0.051cm"/>
    </style:style>
    <style:style style:name="gr7" style:family="graphic" style:parent-style-name="objectwithoutfill">
      <style:graphic-properties svg:stroke-width="0.025cm" draw:marker-start-width="0.337cm" draw:marker-end-width="0.337cm" draw:fill="none" draw:textarea-horizontal-align="center" fo:padding-top="0.037cm" fo:padding-bottom="0.037cm" fo:padding-left="0.063cm" fo:padding-right="0.063cm"/>
    </style:style>
    <style:style style:name="gr8" style:family="graphic" style:parent-style-name="standard">
      <style:graphic-properties svg:stroke-width="0.028cm" draw:marker-start-width="0.342cm" draw:marker-end-width="0.342cm" draw:fill="solid" draw:fill-color="#eeeeee" draw:textarea-horizontal-align="center" fo:padding-top="0.039cm" fo:padding-bottom="0.039cm" fo:padding-left="0.065cm" fo:padding-right="0.065cm"/>
    </style:style>
    <style:style style:name="gr9" style:family="graphic" style:parent-style-name="standard">
      <style:graphic-properties svg:stroke-width="0.102cm" draw:marker-start-width="0.452cm" draw:marker-end-width="0.452cm" draw:textarea-horizontal-align="center" fo:padding-top="0.175cm" fo:padding-bottom="0.175cm" fo:padding-left="0.2cm" fo:padding-right="0.2cm"/>
    </style:style>
    <style:style style:name="gr10" style:family="graphic" style:parent-style-name="standard">
      <style:graphic-properties svg:stroke-width="0.028cm" draw:marker-start-width="0.342cm" draw:marker-end-width="0.342cm" draw:fill="solid" draw:fill-color="#ffffff" draw:textarea-horizontal-align="left" draw:textarea-vertical-align="top" fo:padding-top="0.039cm" fo:padding-bottom="0.039cm" fo:padding-left="0.065cm" fo:padding-right="0.065cm"/>
    </style:style>
    <style:style style:name="gr11" style:family="graphic" style:parent-style-name="objectwithoutfill">
      <style:graphic-properties svg:stroke-width="0.05cm" draw:marker-start-width="0.45cm" draw:marker-end="Arrow" draw:marker-end-width="0.254cm" draw:fill="none" draw:textarea-horizontal-align="center" fo:padding-top="0.05cm" fo:padding-bottom="0.05cm" fo:padding-left="0.076cm" fo:padding-right="0.076cm"/>
    </style:style>
    <style:style style:name="gr12" style:family="graphic" style:parent-style-name="objectwithoutfill">
      <style:graphic-properties svg:stroke-width="0.05cm" draw:marker-start-width="0.45cm" draw:marker-end="Arrow" draw:marker-end-width="0.304cm" draw:fill="none" draw:textarea-horizontal-align="center" fo:padding-top="0.05cm" fo:padding-bottom="0.05cm" fo:padding-left="0.076cm" fo:padding-right="0.076cm"/>
    </style:style>
    <style:style style:name="gr13" style:family="graphic" style:parent-style-name="standard">
      <style:graphic-properties draw:fill="solid" draw:fill-color="#ccffff" draw:textarea-horizontal-align="justify" draw:textarea-vertical-align="middle" draw:auto-grow-height="false" fo:min-height="0cm" fo:min-width="0cm" fo:wrap-option="wrap"/>
    </style:style>
    <style:style style:name="P1" style:family="paragraph">
      <style:text-properties fo:font-size="16pt" fo:font-weight="bold" style:font-size-asian="16pt" style:font-weight-asian="bold" style:font-size-complex="16pt" style:font-weight-complex="bold"/>
    </style:style>
    <style:style style:name="P2" style:family="paragraph">
      <style:text-properties fo:font-size="10pt" fo:font-weight="normal" style:font-size-asian="10pt" style:font-weight-asian="normal" style:font-size-complex="10pt" style:font-weight-complex="normal"/>
    </style:style>
    <style:style style:name="P3" style:family="paragraph">
      <style:text-properties fo:font-size="14pt" style:font-size-asian="14pt" style:font-size-complex="14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ext-properties fo:font-size="12pt"/>
    </style:style>
    <style:style style:name="P7" style:family="paragraph">
      <style:paragraph-properties fo:text-align="center"/>
      <style:text-properties fo:font-size="8pt" style:font-size-asian="8pt" style:font-size-complex="8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4pt" style:font-size-asian="14pt" style:font-size-complex="14pt"/>
    </style:style>
    <style:style style:name="T4" style:family="text">
      <style:text-properties fo:font-size="12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xml:id="id2" draw:id="id2" draw:layer="layout" svg:width="0.965cm" svg:height="0.508cm" svg:x="9.227cm" svg:y="8.737cm">
          <text:p/>
        </draw:rect>
        <draw:rect draw:style-name="gr1" xml:id="id1" draw:id="id1" draw:layer="layout" svg:width="0.965cm" svg:height="0.508cm" svg:x="9.228cm" svg:y="10.137cm">
          <text:p/>
        </draw:rect>
        <draw:connector draw:style-name="gr2" draw:layer="layout" svg:x1="9.71cm" svg:y1="10.137cm" svg:x2="9.709cm" svg:y2="9.245cm" draw:start-shape="id1" draw:start-glue-point="0" draw:end-shape="id2" draw:end-glue-point="2" svg:d="M9710 10137v-446h-1v-446">
          <text:p/>
        </draw:connector>
        <draw:rect draw:style-name="gr1" xml:id="id4" draw:id="id4" draw:layer="layout" svg:width="0.965cm" svg:height="0.508cm" svg:x="6.727cm" svg:y="8.737cm">
          <text:p/>
        </draw:rect>
        <draw:rect draw:style-name="gr1" xml:id="id3" draw:id="id3" draw:layer="layout" svg:width="0.965cm" svg:height="0.508cm" svg:x="6.728cm" svg:y="10.137cm">
          <text:p/>
        </draw:rect>
        <draw:connector draw:style-name="gr2" draw:layer="layout" svg:x1="7.21cm" svg:y1="10.137cm" svg:x2="7.209cm" svg:y2="9.245cm" draw:start-shape="id3" draw:start-glue-point="0" draw:end-shape="id4" draw:end-glue-point="2" svg:d="M7210 10137v-446h-1v-446">
          <text:p/>
        </draw:connector>
        <draw:frame draw:style-name="gr3" draw:text-style-name="P1" draw:layer="layout" svg:width="1.8cm" svg:height="0.9cm" svg:x="1.75cm" svg:y="1.65cm">
          <draw:text-box>
            <text:p><text:span text:style-name="T1">IPRX</text:span></text:p>
          </draw:text-box>
        </draw:frame>
        <draw:g>
          <draw:polyline draw:style-name="gr4" draw:layer="layout" svg:width="0.249cm" svg:height="0.499cm" svg:x="1.5cm" svg:y="12.6cm" svg:viewBox="0 0 250 500" draw:points="0,0 250,250 0,500">
            <text:p/>
          </draw:polyline>
          <draw:frame draw:style-name="gr5" draw:text-style-name="P2" draw:layer="layout" svg:width="1.391cm" svg:height="0.445cm" svg:x="1.859cm" svg:y="12.608cm">
            <draw:text-box>
              <text:p><text:span text:style-name="T2">piShlClk</text:span></text:p>
            </draw:text-box>
          </draw:frame>
        </draw:g>
        <draw:g>
          <draw:frame draw:style-name="gr6" draw:text-style-name="P2" draw:layer="layout" svg:width="1.408cm" svg:height="0.445cm" svg:x="1.845cm" svg:y="12.108cm">
            <draw:text-box>
              <text:p><text:span text:style-name="T2">piShlRst</text:span></text:p>
            </draw:text-box>
          </draw:frame>
          <draw:line draw:style-name="gr7" draw:layer="layout" svg:x1="1.5cm" svg:y1="12.35cm" svg:x2="1.75cm" svg:y2="12.35cm">
            <text:p/>
          </draw:line>
        </draw:g>
        <draw:rect draw:style-name="gr8" draw:text-style-name="P3" xml:id="id5" draw:id="id5" draw:layer="layout" svg:width="3.328cm" svg:height="0.559cm" svg:x="7.324cm" svg:y="12.912cm">
          <text:p><text:span text:style-name="T3">ETH</text:span></text:p>
        </draw:rect>
        <draw:rect draw:style-name="gr8" draw:text-style-name="P3" xml:id="id19" draw:id="id19" draw:layer="layout" svg:width="2.058cm" svg:height="0.559cm" svg:x="4.555cm" svg:y="1.457cm">
          <text:p><text:span text:style-name="T3">TOE</text:span></text:p>
        </draw:rect>
        <draw:rect draw:style-name="gr8" draw:text-style-name="P3" xml:id="id17" draw:id="id17" draw:layer="layout" svg:width="2.058cm" svg:height="0.559cm" svg:x="7.398cm" svg:y="1.458cm">
          <text:p><text:span text:style-name="T3">ICMP</text:span></text:p>
        </draw:rect>
        <draw:rect draw:style-name="gr8" draw:text-style-name="P3" xml:id="id15" draw:id="id15" draw:layer="layout" svg:width="2.058cm" svg:height="0.559cm" svg:x="10.155cm" svg:y="1.459cm">
          <text:p><text:span text:style-name="T3">UDP</text:span></text:p>
        </draw:rect>
        <draw:rect draw:style-name="gr8" draw:text-style-name="P3" xml:id="id9" draw:id="id9" draw:layer="layout" svg:width="2.058cm" svg:height="0.559cm" svg:x="16.455cm" svg:y="1.46cm">
          <text:p><text:span text:style-name="T3">ARP</text:span></text:p>
        </draw:rect>
        <draw:rect draw:style-name="gr9" draw:text-style-name="P4" draw:layer="layout" svg:width="18cm" svg:height="11.988cm" svg:x="1.508cm" svg:y="1.457cm">
          <text:p/>
        </draw:rect>
        <draw:rect draw:style-name="gr10" draw:text-style-name="P6" xml:id="id7" draw:id="id7" draw:layer="layout" svg:width="3.658cm" svg:height="1.041cm" svg:x="12.844cm" svg:y="8.237cm">
          <text:p text:style-name="P5"><text:span text:style-name="T4">MPd</text:span></text:p>
          <text:p text:style-name="P5"><text:span text:style-name="T5"><text:s text:c="4"/></text:span><text:span text:style-name="T5">MacProtocolDetector</text:span><text:span text:style-name="T4"> </text:span></text:p>
        </draw:rect>
        <draw:rect draw:style-name="gr10" draw:text-style-name="P6" xml:id="id6" draw:id="id6" draw:layer="layout" svg:width="3.073cm" svg:height="1.041cm" svg:x="13.137cm" svg:y="10.289cm">
          <text:p text:style-name="P5"><text:span text:style-name="T4">IBuf</text:span></text:p>
          <text:p text:style-name="P5"><text:span text:style-name="T5"><text:s text:c="4"/></text:span><text:span text:style-name="T5">InputBuffer</text:span><text:span text:style-name="T4"> </text:span></text:p>
        </draw:rect>
        <draw:connector draw:style-name="gr11" draw:layer="layout" svg:x1="8.988cm" svg:y1="12.912cm" svg:x2="14.673cm" svg:y2="11.33cm" draw:start-shape="id5" draw:start-glue-point="0" draw:end-shape="id6" draw:end-glue-point="2" svg:d="M8988 12912v-791h5685v-791">
          <text:p/>
        </draw:connector>
        <draw:connector draw:style-name="gr11" draw:layer="layout" svg:x1="14.673cm" svg:y1="10.289cm" svg:x2="14.673cm" svg:y2="9.278cm" draw:start-shape="id6" draw:start-glue-point="0" draw:end-shape="id7" draw:end-glue-point="2" svg:d="M14673 10289v-1011">
          <text:p/>
        </draw:connector>
        <draw:rect draw:style-name="gr10" draw:text-style-name="P6" xml:id="id8" draw:id="id8" draw:layer="layout" svg:width="3.658cm" svg:height="1.041cm" svg:x="12.844cm" svg:y="6.272cm">
          <text:p text:style-name="P5"><text:span text:style-name="T4">ILc</text:span></text:p>
          <text:p text:style-name="P5"><text:span text:style-name="T5"><text:s text:c="4"/></text:span><text:span text:style-name="T5">IpLengthChecker</text:span></text:p>
        </draw:rect>
        <draw:connector draw:style-name="gr11" draw:layer="layout" svg:x1="14.673cm" svg:y1="8.237cm" svg:x2="14.673cm" svg:y2="7.313cm" draw:start-shape="id7" draw:start-glue-point="0" draw:end-shape="id8" draw:end-glue-point="2" svg:d="M14673 8237v-924">
          <text:p/>
        </draw:connector>
        <draw:connector draw:style-name="gr12" draw:layer="layout" svg:x1="16.502cm" svg:y1="8.757cm" svg:x2="17.484cm" svg:y2="2.019cm" draw:start-shape="id7" draw:start-glue-point="1" draw:end-shape="id9" svg:d="M16502 8757h982v-6738">
          <text:p/>
        </draw:connector>
        <draw:rect draw:style-name="gr10" draw:text-style-name="P6" xml:id="id10" draw:id="id10" draw:layer="layout" svg:width="4.217cm" svg:height="1.041cm" svg:x="6.319cm" svg:y="10.094cm">
          <text:p text:style-name="P5"><text:span text:style-name="T4">ICa</text:span></text:p>
          <text:p text:style-name="P5"><text:span text:style-name="T5"><text:s text:c="4"/></text:span><text:span text:style-name="T5">IpChecksumAccumulator</text:span></text:p>
        </draw:rect>
        <draw:connector draw:style-name="gr11" draw:layer="layout" svg:x1="14.673cm" svg:y1="6.272cm" svg:x2="8.427cm" svg:y2="11.135cm" draw:start-shape="id8" draw:start-glue-point="0" draw:end-shape="id10" draw:end-glue-point="2" svg:d="M14673 6272v-514h-2983v5891h-3263v-514">
          <text:p/>
        </draw:connector>
        <draw:rect draw:style-name="gr10" draw:text-style-name="P6" xml:id="id11" draw:id="id11" draw:layer="layout" svg:width="3.658cm" svg:height="1.041cm" svg:x="6.598cm" svg:y="8.233cm">
          <text:p text:style-name="P5"><text:span text:style-name="T4">IId</text:span></text:p>
          <text:p text:style-name="P5"><text:span text:style-name="T5"><text:s text:c="4"/></text:span><text:span text:style-name="T5">IpInvalidDropper</text:span></text:p>
        </draw:rect>
        <draw:connector draw:style-name="gr11" draw:layer="layout" svg:x1="8.427cm" svg:y1="10.094cm" svg:x2="8.427cm" svg:y2="9.274cm" draw:start-shape="id10" draw:start-glue-point="0" draw:end-shape="id11" draw:end-glue-point="2" svg:d="M8427 10094v-820">
          <text:p/>
        </draw:connector>
        <draw:rect draw:style-name="gr10" draw:text-style-name="P6" xml:id="id12" draw:id="id12" draw:layer="layout" svg:width="3.658cm" svg:height="1.041cm" svg:x="6.598cm" svg:y="6.234cm">
          <text:p text:style-name="P5"><text:span text:style-name="T4">ICl</text:span></text:p>
          <text:p text:style-name="P5"><text:span text:style-name="T5"><text:s text:c="4"/></text:span><text:span text:style-name="T5">IpCutLength</text:span></text:p>
        </draw:rect>
        <draw:connector draw:style-name="gr11" draw:layer="layout" svg:x1="8.427cm" svg:y1="8.233cm" svg:x2="8.427cm" svg:y2="7.275cm" draw:start-shape="id11" draw:start-glue-point="0" draw:end-shape="id12" draw:end-glue-point="2" svg:d="M8427 8233v-958">
          <text:p/>
        </draw:connector>
        <draw:g>
          <draw:rect draw:style-name="gr1" xml:id="id18" draw:id="id18" draw:layer="layout" svg:width="0.965cm" svg:height="0.508cm" svg:x="6.624cm" svg:y="4.237cm">
            <text:p/>
          </draw:rect>
          <draw:rect draw:style-name="gr1" xml:id="id16" draw:id="id16" draw:layer="layout" svg:width="0.965cm" svg:height="0.508cm" svg:x="7.925cm" svg:y="4.237cm">
            <text:p/>
          </draw:rect>
          <draw:rect draw:style-name="gr1" xml:id="id14" draw:id="id14" draw:layer="layout" svg:width="0.965cm" svg:height="0.508cm" svg:x="9.226cm" svg:y="4.237cm">
            <text:p/>
          </draw:rect>
          <draw:rect draw:style-name="gr10" draw:text-style-name="P6" xml:id="id13" draw:id="id13" draw:layer="layout" svg:width="3.658cm" svg:height="1.041cm" svg:x="6.598cm" svg:y="4.235cm">
            <text:p text:style-name="P5"><text:span text:style-name="T4">IPr</text:span></text:p>
            <text:p text:style-name="P5"><text:span text:style-name="T5"><text:s text:c="4"/></text:span><text:span text:style-name="T5">IpPacketRouter</text:span></text:p>
          </draw:rect>
        </draw:g>
        <draw:connector draw:style-name="gr11" draw:layer="layout" svg:x1="8.427cm" svg:y1="6.234cm" svg:x2="8.427cm" svg:y2="5.276cm" draw:start-shape="id12" draw:start-glue-point="0" draw:end-shape="id13" draw:end-glue-point="2" svg:d="M8427 6234v-958">
          <text:p/>
        </draw:connector>
        <draw:connector draw:style-name="gr11" draw:layer="layout" svg:x1="9.708cm" svg:y1="4.237cm" svg:x2="11.184cm" svg:y2="2.018cm" draw:start-shape="id14" draw:start-glue-point="0" draw:end-shape="id15" draw:end-glue-point="2" svg:d="M9708 4237v-1103h1476v-1116">
          <text:p/>
        </draw:connector>
        <draw:connector draw:style-name="gr11" draw:layer="layout" svg:x1="8.407cm" svg:y1="4.237cm" svg:x2="8.427cm" svg:y2="2.017cm" draw:start-shape="id16" draw:start-glue-point="0" draw:end-shape="id17" draw:end-glue-point="2" svg:d="M8407 4237v-1103h20v-1117">
          <text:p/>
        </draw:connector>
        <draw:connector draw:style-name="gr11" draw:layer="layout" svg:x1="7.106cm" svg:y1="4.237cm" svg:x2="5.584cm" svg:y2="2.016cm" draw:start-shape="id18" draw:start-glue-point="0" draw:end-shape="id19" draw:end-glue-point="2" svg:d="M7106 4237v-1104h-1522v-1117">
          <text:p/>
        </draw:connector>
        <draw:rect draw:style-name="gr10" draw:text-style-name="P6" xml:id="id20" draw:id="id20" draw:layer="layout" svg:width="3.505cm" svg:height="1.041cm" svg:x="2.16cm" svg:y="9.144cm">
          <text:p text:style-name="P5"><text:span text:style-name="T4">ICc</text:span></text:p>
          <text:p text:style-name="P5"><text:span text:style-name="T5"><text:s text:c="4"/></text:span><text:span text:style-name="T5">IpChecksumChecker</text:span></text:p>
        </draw:rect>
        <draw:connector draw:style-name="gr2" draw:layer="layout" svg:x1="6.319cm" svg:y1="10.614cm" svg:x2="3.912cm" svg:y2="10.185cm" draw:start-shape="id10" draw:start-glue-point="3" draw:end-shape="id20" draw:end-glue-point="2" svg:d="M6319 10614h-2407v-429">
          <text:p/>
        </draw:connector>
        <draw:connector draw:style-name="gr2" draw:layer="layout" svg:x1="3.912cm" svg:y1="9.144cm" svg:x2="6.598cm" svg:y2="8.753cm" draw:start-shape="id20" draw:start-glue-point="0" draw:end-shape="id11" draw:end-glue-point="3" svg:d="M3912 9144v-391h2686">
          <text:p/>
        </draw:connector>
        <draw:custom-shape draw:style-name="gr13" draw:text-style-name="P7" draw:layer="layout" svg:width="4.826cm" svg:height="2.896cm" svg:x="15.833cm" svg:y="5.038cm">
          <text:p text:style-name="P4"><text:span text:style-name="T6">[TODO –</text:span><text:span text:style-name="T5"> Re-align the IP packet in order to re-use the class Ip4overMac]</text:span></text:p>
          <draw:enhanced-geometry svg:viewBox="0 0 21600 21600" draw:text-areas="3000 3320 17110 17330" draw:type="cloud-callout" draw:modifiers="-5208.70105655687 23903.90058681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image-width="0cm" draw:fill-image-height="0cm" draw:textarea-vertical-align="middle" draw:auto-grow-width="true" fo:padding-top="0.025cm" fo:padding-bottom="0.025cm" fo:padding-left="0.051cm" fo:padding-right="0.051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fo:font-family="Arial" style:font-family-generic="roman" style:font-pitch="variable" fo:font-size="12pt" fo:language="zxx" fo:country="none" fo:font-style="normal" fo:text-shadow="none" style:text-underline-style="none" fo:font-weight="bold"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solid"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textarea-horizontal-align="justify" draw:fit-to-contour="false" fo:padding-top="0.1cm" fo:padding-bottom="0.1cm" fo:padding-left="0.1cm" fo:padding-right="0.1cm" draw:show-unit="true"/>
      <style:paragraph-properties>
        <style:tab-stops/>
      </style:paragraph-properties>
      <style:text-properties fo:font-size="12pt"/>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Default_20_Text" style:display-name="Default Text" style:family="graphic">
      <style:paragraph-properties fo:text-align="justify" style:text-autospace="none"/>
      <style:text-properties fo:font-size="10pt" fo:language="en" fo:country="US" style:font-size-asian="10pt" style:font-size-complex="10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5DT21H27S</meta:editing-duration>
    <meta:editing-cycles>151</meta:editing-cycles>
    <meta:generator>OpenOffice/4.1.6$Unix OpenOffice.org_project/416m1$Build-9790</meta:generator>
    <dc:date>2019-10-24T17:44:39</dc:date>
    <dc:creator>Francois Abel</dc:creator>
    <meta:printed-by>Francois Abel</meta:printed-by>
    <meta:print-date>2018-01-29T17:34:31.89</meta:print-date>
    <meta:document-statistic meta:object-count="45"/>
  </office:meta>
</office:document-meta>
</file>